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ToCollectionConverter.CollectionToCollection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ToCollectionConverter.convert( @ Nullable Object source , TypeDescriptor sourceType , TypeDescriptor target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llectionToCollection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